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 style:list-style-name="L5">
      <style:paragraph-properties fo:margin-top="0cm" fo:margin-bottom="0cm"/>
    </style:style>
    <style:style style:name="P11" style:family="paragraph" style:parent-style-name="Text_20_body" style:list-style-name="L6">
      <style:paragraph-properties fo:margin-top="0cm" fo:margin-bottom="0cm"/>
    </style:style>
    <style:style style:name="P12" style:family="paragraph" style:parent-style-name="Standard">
      <style:paragraph-properties fo:margin-top="0cm" fo:margin-bottom="0.499cm"/>
    </style:style>
    <style:style style:name="P13" style:family="paragraph" style:parent-style-name="Preformatted_20_Text" style:list-style-name="L4"/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 style:list-style-name="L4">
      <style:paragraph-properties style:writing-mode="lr-tb"/>
    </style:style>
    <style:style style:name="P16" style:family="paragraph" style:parent-style-name="Preformatted_20_Text">
      <style:paragraph-properties fo:margin-top="0cm" fo:margin-bottom="0.499cm" style:writing-mode="lr-tb"/>
    </style:style>
    <style:style style:name="P17" style:family="paragraph" style:parent-style-name="Preformatted_20_Text" style:list-style-name="L4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SON이 어떻게 동작하는지 자세히 설명해 난 HTML만 써서 JSON의 코딩이 이해가 안되. 예시를 들면서 설명해줘</text:p>
      <text:h text:style-name="Heading_20_6" text:outline-level="6">ChatGPT의 말:</text:h>
      <text:p text:style-name="Text_20_body">ChatGPT</text:p>
      <text:p text:style-name="Text_20_body">JSON(JavaScript Object Notation)은 데이터 교환 형식으로, 주로 클라이언트와 서버 간에 데이터를 주고받을 때 사용됩니다. 이해하기 쉽게 말하면, <text:span text:style-name="Strong_20_Emphasis">JSON은 데이터를 구조화하여 텍스트로 표현하는 방법</text:span>입니다. HTML과 비슷하게 구조화된 데이터를 표현하지만, HTML과는 다르게 JSON은 <text:span text:style-name="Strong_20_Emphasis">데이터만</text:span> 표현하고 <text:span text:style-name="Strong_20_Emphasis">화면에 보여지는 형식은 포함하지 않습니다</text:span>.</text:p>
      <text:h text:style-name="Heading_20_3" text:outline-level="3"><text:span text:style-name="Strong_20_Emphasis">1. JSON의 기본 구조</text:span></text:h>
      <text:p text:style-name="Text_20_body">JSON은 **키(key)와 값(value)**의 쌍으로 이루어진 데이터를 표현합니다. 이때:</text:p>
      <text:list xml:id="list162941421944711806" text:style-name="L1">
        <text:list-item>
          <text:p text:style-name="P7"><text:span text:style-name="Strong_20_Emphasis">키</text:span>는 문자열(string)로 표현됩니다.</text:p>
        </text:list-item>
        <text:list-item>
          <text:p text:style-name="P1"><text:span text:style-name="Strong_20_Emphasis">값</text:span>은 여러 데이터 타입을 가질 수 있는데, 문자열, 숫자, 불리언, 배열, 객체 등이 포함됩니다.</text:p>
        </text:list-item>
      </text:list>
      <text:h text:style-name="Heading_20_4" text:outline-level="4">JSON 예시:</text:h>
      <text:p text:style-name="Preformatted_20_Text">json</text:p>
      <text:p text:style-name="Preformatted_20_Text">코드 복사</text:p>
      <text:p text:style-name="P14"><text:span text:style-name="Source_20_Text">{</text:span></text:p>
      <text:p text:style-name="P14"><text:span text:style-name="Source_20_Text"><text:s text:c="2"/>"username": "john_doe",</text:span></text:p>
      <text:p text:style-name="P14"><text:span text:style-name="Source_20_Text"><text:s text:c="2"/>"email": "john@example.com",</text:span></text:p>
      <text:p text:style-name="P14"><text:span text:style-name="Source_20_Text"><text:s text:c="2"/>"age": 25,</text:span></text:p>
      <text:p text:style-name="P14"><text:span text:style-name="Source_20_Text"><text:s text:c="2"/>"is_active": true,</text:span></text:p>
      <text:p text:style-name="P14"><text:span text:style-name="Source_20_Text"><text:s text:c="2"/>"hobbies": ["reading", "gaming", "coding"]</text:span></text:p>
      <text:p text:style-name="P16"><text:span text:style-name="Source_20_Text">}</text:span></text:p>
      <text:p text:style-name="Text_20_body">이 예시에서:</text:p>
      <text:list xml:id="list306781142670086795" text:style-name="L2">
        <text:list-item>
          <text:p text:style-name="P8"><text:span text:style-name="Source_20_Text">"username"</text:span>: <text:span text:style-name="Strong_20_Emphasis">키</text:span>는 <text:span text:style-name="Source_20_Text">"username"</text:span>이고, <text:span text:style-name="Strong_20_Emphasis">값</text:span>은 <text:span text:style-name="Source_20_Text">"john_doe"</text:span>입니다.</text:p>
        </text:list-item>
        <text:list-item>
          <text:p text:style-name="P8"><text:span text:style-name="Source_20_Text">"email"</text:span>: <text:span text:style-name="Strong_20_Emphasis">키</text:span>는 <text:span text:style-name="Source_20_Text">"email"</text:span>, 값은 <text:span text:style-name="Source_20_Text">"john@example.com"</text:span>.</text:p>
        </text:list-item>
        <text:list-item>
          <text:p text:style-name="P8"><text:span text:style-name="Source_20_Text">"age"</text:span>: <text:span text:style-name="Strong_20_Emphasis">숫자 값</text:span>으로 25가 들어가 있습니다.</text:p>
        </text:list-item>
        <text:list-item>
          <text:p text:style-name="P8"><text:span text:style-name="Source_20_Text">"is_active"</text:span>: <text:span text:style-name="Strong_20_Emphasis">불리언 값</text:span>으로 <text:span text:style-name="Source_20_Text">true</text:span>가 설정되어 있습니다.</text:p>
        </text:list-item>
        <text:list-item>
          <text:p text:style-name="P2"><text:span text:style-name="Source_20_Text">"hobbies"</text:span>: <text:span text:style-name="Strong_20_Emphasis">배열</text:span> 값으로 <text:span text:style-name="Source_20_Text">"reading"</text:span>, <text:span text:style-name="Source_20_Text">"gaming"</text:span>, <text:span text:style-name="Source_20_Text">"coding"</text:span>이 들어가 있습니다.</text:p>
        </text:list-item>
      </text:list>
      <text:h text:style-name="Heading_20_3" text:outline-level="3"><text:span text:style-name="Strong_20_Emphasis">2. HTML과 JSON의 차이점</text:span></text:h>
      <text:list xml:id="list8904601704801100540" text:style-name="L3">
        <text:list-item>
          <text:p text:style-name="P9"><text:span text:style-name="Strong_20_Emphasis">HTML</text:span>은 <text:span text:style-name="Strong_20_Emphasis">웹페이지의 구조</text:span>를 정의하고 <text:span text:style-name="Strong_20_Emphasis">UI를 구성</text:span>하는데 사용됩니다.</text:p>
          <text:list>
            <text:list-item>
              <text:p text:style-name="P9">예: <text:span text:style-name="Source_20_Text">&lt;h1&gt;Hello World&lt;/h1&gt;</text:span>, <text:span text:style-name="Source_20_Text">&lt;p&gt;This is a paragraph&lt;/p&gt;</text:span>.</text:p>
            </text:list-item>
          </text:list>
        </text:list-item>
        <text:list-item>
          <text:p text:style-name="P9"><text:span text:style-name="Strong_20_Emphasis">JSON</text:span>은 <text:span text:style-name="Strong_20_Emphasis">데이터를 저장하고 교환</text:span>하기 위해 사용되며, 클라이언트(브라우저)와 서버 간에 데이터를 주고받기 위한 목적으로 주로 쓰입니다.</text:p>
          <text:list>
            <text:list-item>
              <text:p text:style-name="P3">예: 서버가 클라이언트로 사용자 정보를 보낼 때 <text:span text:style-name="Source_20_Text">"username": "john_doe"</text:span> 형태로 데이터를 전송함.</text:p>
            </text:list-item>
          </text:list>
        </text:list-item>
      </text:list>
      <text:h text:style-name="Heading_20_4" text:outline-level="4"><text:soft-page-break/><text:span text:style-name="Strong_20_Emphasis">HTML에서 데이터를 보여주는 방식:</text:span></text:h>
      <text:p text:style-name="Preformatted_20_Text">html</text:p>
      <text:p text:style-name="Preformatted_20_Text">코드 복사</text:p>
      <text:p text:style-name="P14"><text:span text:style-name="Source_20_Text">&lt;!DOCTYPE html&gt;</text:span></text:p>
      <text:p text:style-name="P14"><text:span text:style-name="Source_20_Text">&lt;html&gt;</text:span></text:p>
      <text:p text:style-name="P14"><text:span text:style-name="Source_20_Text">&lt;body&gt;</text:span></text:p>
      <text:p text:style-name="P14"/>
      <text:p text:style-name="P14"><text:span text:style-name="Source_20_Text">&lt;h1&gt;Username: john_doe&lt;/h1&gt;</text:span></text:p>
      <text:p text:style-name="P14"><text:span text:style-name="Source_20_Text">&lt;p&gt;Email: john@example.com&lt;/p&gt;</text:span></text:p>
      <text:p text:style-name="P14"><text:span text:style-name="Source_20_Text">&lt;p&gt;Age: 25&lt;/p&gt;</text:span></text:p>
      <text:p text:style-name="P14"/>
      <text:p text:style-name="P14"><text:span text:style-name="Source_20_Text">&lt;/body&gt;</text:span></text:p>
      <text:p text:style-name="P16"><text:span text:style-name="Source_20_Text">&lt;/html&gt;</text:span></text:p>
      <text:p text:style-name="Text_20_body">위 HTML은 <text:span text:style-name="Strong_20_Emphasis">웹페이지에 데이터를 표시</text:span>하는 역할을 합니다. 하지만 데이터를 서버에서 받아오거나, 서버에 보내는 기능은 포함되지 않습니다.</text:p>
      <text:h text:style-name="Heading_20_4" text:outline-level="4"><text:span text:style-name="Strong_20_Emphasis">JSON으로 데이터를 전송하는 방식:</text:span></text:h>
      <text:p text:style-name="Text_20_body">서버가 클라이언트에 <text:span text:style-name="Strong_20_Emphasis">사용자 데이터를 JSON으로 전송</text:span>할 때, HTML은 이러한 데이터를 받아서 처리합니다.</text:p>
      <text:p text:style-name="Text_20_body">예를 들어, 클라이언트가 API를 통해 서버로부터 사용자 데이터를 요청하면 서버는 JSON 형식으로 데이터를 응답합니다.</text:p>
      <text:p text:style-name="Text_20_body"><text:span text:style-name="Strong_20_Emphasis">서버 응답 예시(JSON)</text:span>:</text:p>
      <text:p text:style-name="Preformatted_20_Text">json</text:p>
      <text:p text:style-name="Preformatted_20_Text">코드 복사</text:p>
      <text:p text:style-name="P14"><text:span text:style-name="Source_20_Text">{</text:span></text:p>
      <text:p text:style-name="P14"><text:span text:style-name="Source_20_Text"><text:s text:c="2"/>"username": "john_doe",</text:span></text:p>
      <text:p text:style-name="P14"><text:span text:style-name="Source_20_Text"><text:s text:c="2"/>"email": "john@example.com",</text:span></text:p>
      <text:p text:style-name="P14"><text:span text:style-name="Source_20_Text"><text:s text:c="2"/>"age": 25</text:span></text:p>
      <text:p text:style-name="P16"><text:span text:style-name="Source_20_Text">}</text:span></text:p>
      <text:p text:style-name="Text_20_body">이때, <text:span text:style-name="Strong_20_Emphasis">브라우저에서 JavaScript로</text:span> 데이터를 받아서 화면에 보여줄 수 있습니다.</text:p>
      <text:h text:style-name="Heading_20_3" text:outline-level="3"><text:span text:style-name="Strong_20_Emphasis">3. 클라이언트-서버 간의 JSON 동작 원리</text:span></text:h>
      <text:list xml:id="list344034090584100723" text:style-name="L4">
        <text:list-item>
          <text:p text:style-name="P4"><text:span text:style-name="Strong_20_Emphasis">클라이언트에서 서버로 요청:</text:span> 클라이언트(브라우저)는 서버로부터 데이터를 요청할 때 <text:span text:style-name="Strong_20_Emphasis">HTTP 요청</text:span>을 보냅니다. 이때, 요청은 주로 <text:span text:style-name="Strong_20_Emphasis">AJAX, Fetch API</text:span>를 사용하여 이루어집니다.</text:p>
          <text:p text:style-name="P4"><text:span text:style-name="Strong_20_Emphasis">예시</text:span>: 브라우저가 사용자의 데이터를 요청할 때:</text:p>
          <text:p text:style-name="P13">javascript</text:p>
          <text:p text:style-name="P13">코드 복사</text:p>
          <text:p text:style-name="P15"><text:span text:style-name="Source_20_Text">fetch('https://api.example.com/user/123')</text:span></text:p>
          <text:p text:style-name="P15"><text:span text:style-name="Source_20_Text"><text:s text:c="2"/>.then(response =&gt; response.json()) <text:s/>// 응답을 JSON으로 변환</text:span></text:p>
          <text:p text:style-name="P15"><text:span text:style-name="Source_20_Text"><text:s text:c="2"/>.then(data =&gt; {</text:span></text:p>
          <text:p text:style-name="P15"><text:span text:style-name="Source_20_Text"><text:s text:c="4"/>console.log(data); <text:s/>// JSON 데이터를 콘솔에 출력</text:span></text:p>
          <text:p text:style-name="P17"><text:span text:style-name="Source_20_Text"><text:s text:c="2"/>});</text:span></text:p>
        </text:list-item>
        <text:list-item>
          <text:p text:style-name="P4"><text:span text:style-name="Strong_20_Emphasis">서버에서 클라이언트로 응답:</text:span> 서버는 클라이언트의 요청을 처리하고, 필요한 데이터를 JSON 형식으로 클라이언트에 응답합니다.</text:p>
          <text:p text:style-name="P4"><text:soft-page-break/>서버 응답 예시:</text:p>
          <text:p text:style-name="P13">json</text:p>
          <text:p text:style-name="P13">코드 복사</text:p>
          <text:p text:style-name="P15"><text:span text:style-name="Source_20_Text">{</text:span></text:p>
          <text:p text:style-name="P15"><text:span text:style-name="Source_20_Text"><text:s text:c="2"/>"username": "john_doe",</text:span></text:p>
          <text:p text:style-name="P15"><text:span text:style-name="Source_20_Text"><text:s text:c="2"/>"email": "john@example.com",</text:span></text:p>
          <text:p text:style-name="P15"><text:span text:style-name="Source_20_Text"><text:s text:c="2"/>"age": 25</text:span></text:p>
          <text:p text:style-name="P17"><text:span text:style-name="Source_20_Text">}</text:span></text:p>
        </text:list-item>
        <text:list-item>
          <text:p text:style-name="P4"><text:span text:style-name="Strong_20_Emphasis">클라이언트가 JSON 데이터를 처리:</text:span> 클라이언트는 응답으로 받은 JSON 데이터를 처리하여 <text:span text:style-name="Strong_20_Emphasis">HTML 요소</text:span>에 삽입하거나, <text:span text:style-name="Strong_20_Emphasis">자바스크립트</text:span>로 추가적인 작업을 수행합니다.</text:p>
          <text:p text:style-name="P4"><text:span text:style-name="Strong_20_Emphasis">예시 (JavaScript로 HTML에 데이터 표시):</text:span></text:p>
          <text:p text:style-name="P13">html</text:p>
          <text:p text:style-name="P13">코드 복사</text:p>
          <text:p text:style-name="P15"><text:span text:style-name="Source_20_Text">&lt;div id="user-data"&gt;&lt;/div&gt;</text:span></text:p>
          <text:p text:style-name="P15"/>
          <text:p text:style-name="P15"><text:span text:style-name="Source_20_Text">&lt;script&gt;</text:span></text:p>
          <text:p text:style-name="P15"><text:span text:style-name="Source_20_Text"><text:s text:c="2"/>fetch('https://api.example.com/user/123')</text:span></text:p>
          <text:p text:style-name="P15"><text:span text:style-name="Source_20_Text"><text:s text:c="4"/>.then(response =&gt; response.json())</text:span></text:p>
          <text:p text:style-name="P15"><text:span text:style-name="Source_20_Text"><text:s text:c="4"/>.then(data =&gt; {</text:span></text:p>
          <text:p text:style-name="P15"><text:span text:style-name="Source_20_Text"><text:s text:c="6"/>document.getElementById("user-data").innerHTML =</text:span></text:p>
          <text:p text:style-name="P15"><text:span text:style-name="Source_20_Text"><text:s text:c="8"/>`&lt;h1&gt;Username: ${data.username}&lt;/h1&gt;</text:span></text:p>
          <text:p text:style-name="P15"><text:span text:style-name="Source_20_Text"><text:s text:c="9"/>&lt;p&gt;Email: ${data.email}&lt;/p&gt;</text:span></text:p>
          <text:p text:style-name="P15"><text:span text:style-name="Source_20_Text"><text:s text:c="9"/>&lt;p&gt;Age: ${data.age}&lt;/p&gt;`;</text:span></text:p>
          <text:p text:style-name="P15"><text:span text:style-name="Source_20_Text"><text:s text:c="4"/>});</text:span></text:p>
          <text:p text:style-name="P17"><text:span text:style-name="Source_20_Text">&lt;/script&gt;</text:span></text:p>
          <text:p text:style-name="P4">이 코드는 서버로부터 받은 JSON 데이터를 <text:span text:style-name="Strong_20_Emphasis">HTML 코드로 변환</text:span>하여 웹 페이지에 표시하는 방식입니다.</text:p>
        </text:list-item>
      </text:list>
      <text:h text:style-name="Heading_20_3" text:outline-level="3"><text:span text:style-name="Strong_20_Emphasis">4. JSON과 HTML을 함께 사용하는 예시</text:span></text:h>
      <text:p text:style-name="Text_20_body">만약 서버로부터 <text:span text:style-name="Strong_20_Emphasis">JSON 데이터</text:span>를 받아서 이를 HTML에 표시하는 작업을 하려면, 주로 <text:span text:style-name="Strong_20_Emphasis">JavaScript</text:span>가 필요합니다. 예를 들어, 서버에서 사용자 목록을 JSON으로 응답했다고 가정해 봅시다.</text:p>
      <text:p text:style-name="Preformatted_20_Text">json</text:p>
      <text:p text:style-name="Preformatted_20_Text">코드 복사</text:p>
      <text:p text:style-name="P14"><text:span text:style-name="Source_20_Text">[</text:span></text:p>
      <text:p text:style-name="P14"><text:span text:style-name="Source_20_Text"><text:s text:c="2"/>{ "username": "john_doe", "email": "john@example.com" },</text:span></text:p>
      <text:p text:style-name="P14"><text:span text:style-name="Source_20_Text"><text:s text:c="2"/>{ "username": "jane_doe", "email": "jane@example.com" }</text:span></text:p>
      <text:p text:style-name="P16"><text:span text:style-name="Source_20_Text">]</text:span></text:p>
      <text:p text:style-name="Text_20_body">JavaScript로 이 데이터를 처리해서 HTML에 표시하는 방식은 다음과 같습니다:</text:p>
      <text:p text:style-name="Preformatted_20_Text">html</text:p>
      <text:p text:style-name="Preformatted_20_Text">코드 복사</text:p>
      <text:p text:style-name="P14"><text:span text:style-name="Source_20_Text">&lt;!DOCTYPE html&gt;</text:span></text:p>
      <text:p text:style-name="P14"><text:span text:style-name="Source_20_Text">&lt;html&gt;</text:span></text:p>
      <text:p text:style-name="P14"><text:span text:style-name="Source_20_Text">&lt;body&gt;</text:span></text:p>
      <text:p text:style-name="P14"/>
      <text:p text:style-name="P14"><text:span text:style-name="Source_20_Text">&lt;div id="user-list"&gt;&lt;/div&gt;</text:span></text:p>
      <text:p text:style-name="P14"/>
      <text:p text:style-name="P14"><text:span text:style-name="Source_20_Text">&lt;script&gt;</text:span></text:p>
      <text:p text:style-name="P14"><text:soft-page-break/><text:span text:style-name="Source_20_Text"><text:s text:c="2"/>const userList = document.getElementById('user-list');</text:span></text:p>
      <text:p text:style-name="P14"/>
      <text:p text:style-name="P14"><text:span text:style-name="Source_20_Text"><text:s text:c="2"/>fetch('https://api.example.com/users')</text:span></text:p>
      <text:p text:style-name="P14"><text:span text:style-name="Source_20_Text"><text:s text:c="4"/>.then(response =&gt; response.json())</text:span></text:p>
      <text:p text:style-name="P14"><text:span text:style-name="Source_20_Text"><text:s text:c="4"/>.then(data =&gt; {</text:span></text:p>
      <text:p text:style-name="P14"><text:span text:style-name="Source_20_Text"><text:s text:c="6"/>data.forEach(user =&gt; {</text:span></text:p>
      <text:p text:style-name="P14"><text:span text:style-name="Source_20_Text"><text:s text:c="8"/>userList.innerHTML += `&lt;h1&gt;Username: ${user.username}&lt;/h1&gt;</text:span></text:p>
      <text:p text:style-name="P14"><text:span text:style-name="Source_20_Text"><text:s text:c="31"/>&lt;p&gt;Email: ${user.email}&lt;/p&gt;`;</text:span></text:p>
      <text:p text:style-name="P14"><text:span text:style-name="Source_20_Text"><text:s text:c="6"/>});</text:span></text:p>
      <text:p text:style-name="P14"><text:span text:style-name="Source_20_Text"><text:s text:c="4"/>});</text:span></text:p>
      <text:p text:style-name="P14"><text:span text:style-name="Source_20_Text">&lt;/script&gt;</text:span></text:p>
      <text:p text:style-name="P14"/>
      <text:p text:style-name="P14"><text:span text:style-name="Source_20_Text">&lt;/body&gt;</text:span></text:p>
      <text:p text:style-name="P16"><text:span text:style-name="Source_20_Text">&lt;/html&gt;</text:span></text:p>
      <text:p text:style-name="Text_20_body">이 코드의 동작:</text:p>
      <text:list xml:id="list1390822925520918830" text:style-name="L5">
        <text:list-item>
          <text:p text:style-name="P10">**<text:span text:style-name="Source_20_Text">fetch</text:span>**를 사용해 서버에서 JSON 데이터를 요청.</text:p>
        </text:list-item>
        <text:list-item>
          <text:p text:style-name="P10">응답을 JSON으로 변환한 후, **<text:span text:style-name="Source_20_Text">forEach</text:span>**로 데이터 배열을 순회하며 HTML에 각 사용자의 데이터를 추가.</text:p>
        </text:list-item>
        <text:list-item>
          <text:p text:style-name="P5">브라우저는 데이터를 받아서 페이지에 표시.</text:p>
        </text:list-item>
      </text:list>
      <text:h text:style-name="Heading_20_3" text:outline-level="3"><text:span text:style-name="Strong_20_Emphasis">5. JSON의 장점</text:span></text:h>
      <text:list xml:id="list4448117656433893978" text:style-name="L6">
        <text:list-item>
          <text:p text:style-name="P11"><text:span text:style-name="Strong_20_Emphasis">언어 독립적</text:span>: JSON은 JavaScript뿐만 아니라 대부분의 프로그래밍 언어에서 지원됩니다.</text:p>
        </text:list-item>
        <text:list-item>
          <text:p text:style-name="P11"><text:span text:style-name="Strong_20_Emphasis">가볍고 읽기 쉬움</text:span>: XML 같은 다른 데이터 형식보다 더 간단하고 가벼워서 데이터 전송에 효율적입니다.</text:p>
        </text:list-item>
        <text:list-item>
          <text:p text:style-name="P6"><text:span text:style-name="Strong_20_Emphasis">API에서 표준</text:span>: RESTful API에서 주로 사용되며, 서버-클라이언트 간 데이터 교환의 표준 형식입니다.</text:p>
        </text:list-item>
      </text:list>
      <text:h text:style-name="Heading_20_3" text:outline-level="3"><text:span text:style-name="Strong_20_Emphasis">결론</text:span></text:h>
      <text:p text:style-name="Text_20_body">JSON은 클라이언트와 서버 간에 데이터를 주고받을 때 사용하는 <text:span text:style-name="Strong_20_Emphasis">간단한 텍스트 기반 데이터 형식</text:span>입니다. 클라이언트에서 데이터를 요청하고 서버에서 JSON으로 응답하면, 클라이언트는 이를 처리해 HTML에 표시하거나 추가 작업을 할 수 있습니다. JavaScript와 함께 사용하면 웹 애플리케이션에서 <text:span text:style-name="Strong_20_Emphasis">동적으로 데이터를 처리하고 화면에 표시</text:span>하는 데 매우 유용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0T21:24:30.57</meta:creation-date>
    <meta:document-statistic meta:table-count="0" meta:image-count="0" meta:object-count="0" meta:page-count="4" meta:paragraph-count="126" meta:word-count="1637" meta:character-count="3800"/>
    <dc:date>2024-09-10T21:24:42.99</dc:date>
    <meta:editing-duration>PT12S</meta:editing-duration>
    <meta:editing-cycles>1</meta:editing-cycles>
    <meta:generator>OpenOffice/4.1.15$Win32 OpenOffice.org_project/4115m2$Build-9813</meta:generator>
  </office:meta>
</office:document-meta>
</file>